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ter" svg:font-family="Inter, apple-system, BlinkMacSystemFont, 'Segoe UI', Helvetica, Arial, sans-serif, 'Apple Color Emoji', 'Segoe U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 fo:text-align="center" style:justify-single-word="false"/>
      <style:text-properties style:font-name="Arial1" fo:font-size="16pt" fo:font-weight="bold" officeooo:rsid="000e40d8" officeooo:paragraph-rsid="000e40d8" style:font-size-asian="16pt" style:font-weight-asian="bold"/>
    </style:style>
    <style:style style:name="P3" style:family="paragraph" style:parent-style-name="Standard">
      <style:paragraph-properties fo:line-height="107%" fo:text-align="center" style:justify-single-word="false"/>
      <style:text-properties style:font-name="Arial1" fo:font-size="16pt" fo:font-weight="bold" officeooo:rsid="000e4fb8" officeooo:paragraph-rsid="000e4fb8" style:font-size-asian="16pt" style:font-weight-asian="bold"/>
    </style:style>
    <style:style style:name="P4" style:family="paragraph" style:parent-style-name="Standard">
      <style:paragraph-properties fo:line-height="107%" fo:text-align="center" style:justify-single-word="false"/>
      <style:text-properties style:font-name="Arial1" fo:font-size="16pt" fo:font-weight="bold" style:font-size-asian="16pt" style:font-weight-asian="bold"/>
    </style:style>
    <style:style style:name="P5" style:family="paragraph" style:parent-style-name="Standard">
      <style:paragraph-properties fo:line-height="107%" fo:text-align="justify" style:justify-single-word="false"/>
      <style:text-properties style:font-name="Arial1" fo:font-size="16pt" fo:font-weight="bold" officeooo:paragraph-rsid="000e40d8" style:font-size-asian="16pt" style:font-weight-asian="bold"/>
    </style:style>
    <style:style style:name="P6" style:family="paragraph" style:parent-style-name="Standard">
      <style:paragraph-properties fo:line-height="107%" fo:text-align="justify" style:justify-single-word="false"/>
      <style:text-properties style:font-name="Arial1" fo:font-size="12pt" fo:font-weight="normal" officeooo:paragraph-rsid="000e40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0e40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60c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78d9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71d5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60cc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7%" fo:text-align="justify" style:justify-single-word="false"/>
      <style:text-properties officeooo:rsid="003504fa" officeooo:paragraph-rsid="001964ac"/>
    </style:style>
    <style:style style:name="P13" style:family="paragraph" style:parent-style-name="Standard">
      <style:paragraph-properties fo:line-height="107%" fo:text-align="justify" style:justify-single-word="false"/>
      <style:text-properties style:font-name="Arial1" fo:font-size="12pt" fo:font-weight="normal" officeooo:paragraph-rsid="000e40d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7%" fo:text-align="justify" style:justify-single-word="false"/>
      <style:text-properties style:font-name="Arial1" fo:font-size="12pt" fo:font-weight="normal" officeooo:paragraph-rsid="003f1cf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0e40d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60cc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71d5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rsid="0040eb37" officeooo:paragraph-rsid="0040eb3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rsid="0042699e" officeooo:paragraph-rsid="0042699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4.001cm" fo:margin-right="0cm" fo:line-height="107%" fo:text-align="justify" style:justify-single-word="false" fo:text-indent="0cm" style:auto-text-indent="false"/>
      <style:text-properties style:font-name="Arial1" fo:font-size="12pt" fo:font-weight="normal" officeooo:rsid="00445bcc" officeooo:paragraph-rsid="00445bc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4.001cm" fo:margin-right="0cm" fo:line-height="107%" fo:text-align="justify" style:justify-single-word="false" fo:text-indent="0cm" style:auto-text-indent="false"/>
      <style:text-properties style:font-name="Arial1" fo:font-size="12pt" fo:font-weight="normal" officeooo:rsid="00462f1a" officeooo:paragraph-rsid="00462f1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4.001cm" fo:margin-right="0cm" fo:line-height="107%" fo:text-align="justify" style:justify-single-word="false" fo:text-indent="0cm" style:auto-text-indent="false"/>
      <style:text-properties style:font-name="Arial1" fo:font-size="12pt" fo:font-weight="normal" officeooo:rsid="00466ed2" officeooo:paragraph-rsid="00466ed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4.001cm" fo:margin-right="0cm" fo:line-height="107%" fo:text-align="justify" style:justify-single-word="false" fo:text-indent="0cm" style:auto-text-indent="false"/>
      <style:text-properties style:font-name="Arial1" fo:font-size="12pt" fo:font-weight="normal" officeooo:rsid="0046cbfd" officeooo:paragraph-rsid="0046cbf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4.001cm" fo:margin-right="0cm" fo:line-height="107%" fo:text-align="justify" style:justify-single-word="false" fo:text-indent="0cm" style:auto-text-indent="false"/>
      <style:text-properties style:font-name="Arial1" fo:font-size="12pt" fo:font-weight="normal" officeooo:rsid="0049b98e" officeooo:paragraph-rsid="0049b98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4.001cm" fo:margin-right="0cm" fo:line-height="107%" fo:text-align="justify" style:justify-single-word="false" fo:text-indent="0cm" style:auto-text-indent="false"/>
      <style:text-properties style:font-name="Arial1" fo:font-size="12pt" fo:font-weight="normal" officeooo:rsid="00575106" officeooo:paragraph-rsid="00445bc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6.001cm" fo:margin-right="0cm" fo:line-height="107%" fo:text-align="justify" style:justify-single-word="false" fo:text-indent="0cm" style:auto-text-indent="false"/>
      <style:text-properties style:font-name="Arial1" fo:font-size="12pt" fo:font-weight="normal" officeooo:rsid="00558538" officeooo:paragraph-rsid="005ad244" style:font-size-asian="12pt" style:font-weight-asian="normal" style:font-size-complex="12pt" style:font-weight-complex="normal"/>
    </style:style>
    <style:style style:name="P27" style:family="paragraph" style:parent-style-name="Text_20_body" style:list-style-name="L7">
      <style:text-properties style:font-name="Arial1" fo:font-size="12pt" fo:font-weight="normal" officeooo:rsid="001964ac" officeooo:paragraph-rsid="00382b48" style:font-size-asian="12pt" style:font-weight-asian="normal" style:font-size-complex="12pt" style:font-weight-complex="normal"/>
    </style:style>
    <style:style style:name="T1" style:family="text">
      <style:text-properties style:font-name="Arial1" fo:font-size="16pt" fo:font-weight="bold" style:font-size-asian="16pt" style:font-weight-asian="bold"/>
    </style:style>
    <style:style style:name="T2" style:family="text">
      <style:text-properties style:font-name="Arial1" fo:font-size="16pt" fo:font-weight="bold" officeooo:rsid="000e40d8" style:font-size-asian="16pt" style:font-weight-asian="bold"/>
    </style:style>
    <style:style style:name="T3" style:family="text">
      <style:text-properties officeooo:rsid="0012c49d"/>
    </style:style>
    <style:style style:name="T4" style:family="text">
      <style:text-properties officeooo:rsid="00141c6b"/>
    </style:style>
    <style:style style:name="T5" style:family="text">
      <style:text-properties officeooo:rsid="00171d58"/>
    </style:style>
    <style:style style:name="T6" style:family="text">
      <style:text-properties officeooo:rsid="00178d90"/>
    </style:style>
    <style:style style:name="T7" style:family="text">
      <style:text-properties style:font-name="Arial" officeooo:rsid="00382b48"/>
    </style:style>
    <style:style style:name="T8" style:family="text">
      <style:text-properties officeooo:rsid="003cc36a"/>
    </style:style>
    <style:style style:name="T9" style:family="text">
      <style:text-properties officeooo:rsid="003f1cff"/>
    </style:style>
    <style:style style:name="T10" style:family="text">
      <style:text-properties officeooo:rsid="0042699e"/>
    </style:style>
    <style:style style:name="T11" style:family="text">
      <style:text-properties officeooo:rsid="00445bcc"/>
    </style:style>
    <style:style style:name="T12" style:family="text">
      <style:text-properties officeooo:rsid="00466ed2"/>
    </style:style>
    <style:style style:name="T13" style:family="text">
      <style:text-properties officeooo:rsid="0049b98e"/>
    </style:style>
    <style:style style:name="T14" style:family="text">
      <style:text-properties officeooo:rsid="004d82fb"/>
    </style:style>
    <style:style style:name="T15" style:family="text">
      <style:text-properties officeooo:rsid="004dca23"/>
    </style:style>
    <style:style style:name="T16" style:family="text">
      <style:text-properties officeooo:rsid="004dfdb9"/>
    </style:style>
    <style:style style:name="T17" style:family="text">
      <style:text-properties officeooo:rsid="0052a8e2"/>
    </style:style>
    <style:style style:name="T18" style:family="text">
      <style:text-properties officeooo:rsid="0053fe6b"/>
    </style:style>
    <style:style style:name="T19" style:family="text">
      <style:text-properties officeooo:rsid="00569f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enac Niterói</text:p>
      <text:p text:style-name="P2">Projeto Integrador Módulo 6</text:p>
      <text:p text:style-name="P1"><text:span text:style-name="T1">Histórias de usuário </text:span><text:span text:style-name="T2">Small Snacks</text:span></text:p>
      <text:p text:style-name="P4">Paulo Vitor da Silva Paix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text:span text:style-name="T5">[</text:span><text:span text:style-name="T3">Cadastro</text:span><text:span text:style-name="T5">]</text:span></text:p>
      <text:p text:style-name="P6"/>
      <text:p text:style-name="P18">História #1</text:p>
      <text:p text:style-name="P7">Como único desenvolvedor, eu quero que meu sistema ofereça a realização de cadastro, com o objetivo de obter dados da localidade de nossos clientes, para a reali<text:span text:style-name="T6">z</text:span>ação da entrega de nossos produtos.</text:p>
      <text:p text:style-name="P6"/>
      <text:p text:style-name="P14"><text:span text:style-name="T9">[Carrinho]</text:span></text:p>
      <text:p text:style-name="P14"/>
      <text:p text:style-name="P19">História #1 <text:span text:style-name="T11">Carrinho</text:span></text:p>
      <text:p text:style-name="P7">Como único desenvolvedor, eu quero que meu sistema tenha um carrinho de compras, </text:p>
      <text:p text:style-name="P7"><text:span text:style-name="T8">com</text:span> o objetivo de oferecer opções de adicionar mais produtos ao carrinho, cancelar compra e retirar produtos do carrinho.</text:p>
      <text:p text:style-name="P7"/>
      <text:p text:style-name="P20">[Carrinho] – Adicionar produto</text:p>
      <text:p text:style-name="P26">[Carrinho] – Somar produtos</text:p>
      <text:p text:style-name="P26">[Carrinho] – <text:span text:style-name="T19">Multiplicar produtos</text:span></text:p>
      <text:p text:style-name="P20"/>
      <text:p text:style-name="P20">[Carrinho] – Retirar produto</text:p>
      <text:p text:style-name="P26">[Carrinho] – Subtrair produtos</text:p>
      <text:p text:style-name="P20"/>
      <text:p text:style-name="P20">[Carrinho] – Limpar carrinho</text:p>
      <text:p text:style-name="P20"/>
      <text:p text:style-name="P20">[Carrinho] – Finalizar compra</text:p>
      <text:p text:style-name="P25"/>
      <text:p text:style-name="P6"/>
      <text:p text:style-name="P8">História #<text:span text:style-name="T10">2</text:span> Catálogo de produtos</text:p>
      <text:p text:style-name="P8">Como único desenvolvedor, eu quero que meu sistema seja capaz de exibir os principais produtos do sistema na página <text:span text:style-name="T4">do carrinho</text:span>.</text:p>
      <text:p text:style-name="P8">Com o objetivo de fornecer maior visibilidade de nossos principais produtos.</text:p>
      <text:p text:style-name="P8"/>
      <text:p text:style-name="P21">[Catálogo de produtos] – <text:span text:style-name="T18">A</text:span><text:span text:style-name="T13">dicionar p</text:span><text:span text:style-name="T12">reço do produto</text:span></text:p>
      <text:p text:style-name="P21"/>
      <text:p text:style-name="P22">[Catálogo de produtos] – <text:span text:style-name="T18">A</text:span><text:span text:style-name="T13">dicionar n</text:span>ome do produto</text:p>
      <text:p text:style-name="P11"/>
      <text:p text:style-name="P8">História #<text:span text:style-name="T10">3</text:span> <text:span text:style-name="T3">Venda separada</text:span></text:p>
      <text:p text:style-name="P8">Como único desenvolvedor, eu quero que meu sistema ofereça salgados e bebidas vendidos separadamente.</text:p>
      <text:p text:style-name="P8">Objetivo de lucrar mais com as bebidas, já que a maioria é fornecida por terceiros e tem preços regulari<text:span text:style-name="T3">z</text:span>ados.</text:p>
      <text:p text:style-name="P8"/>
      <text:p text:style-name="P23">[Venda separada] – <text:span text:style-name="T17">A</text:span>dicionar bebida</text:p>
      <text:p text:style-name="P23"><text:soft-page-break/></text:p>
      <text:p text:style-name="P23">[Venda separada] – <text:span text:style-name="T17">A</text:span>dicionar lanche</text:p>
      <text:p text:style-name="P23"/>
      <text:p text:style-name="P11"/>
      <text:p text:style-name="P9">História #<text:span text:style-name="T10">4</text:span> <text:span text:style-name="T3">Oferta</text:span></text:p>
      <text:p text:style-name="P9">Como único desenvolvedor, eu quero que meu sistema ofereça uma oferta de 10 salgados + qualquer bebida por R$17,00,</text:p>
      <text:p text:style-name="P10">Com o objetivo de chamar a atenção de nossos clientes e arrecadar mais.</text:p>
      <text:p text:style-name="P10"/>
      <text:p text:style-name="P24">[Oferta] – Modificar preços</text:p>
      <text:p text:style-name="P24"/>
      <text:p text:style-name="P24">[Oferta] – Adicionar bebida e lanche juntos</text:p>
      <text:p text:style-name="P24"/>
      <text:p text:style-name="P24"/>
      <text:p text:style-name="P10"/>
      <text:p text:style-name="P6"/>
      <text:p text:style-name="P12"><text:span text:style-name="T7"/></text:p>
      <text:list xml:id="list2315779015" text:style-name="L7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ter" svg:font-family="Inter, apple-system, BlinkMacSystemFont, 'Segoe UI', Helvetica, Arial, sans-serif, 'Apple Color Emoji', 'Segoe U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Rodapé_20_Char" style:display-name="Rodapé Char" style:family="text"/>
    <style:style style:name="Cabeçalho_20_Char" style:display-name="Cabeçalho Char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9T19:37:25.445000000</dc:date>
    <meta:editing-duration>PT4H48M2S</meta:editing-duration>
    <meta:editing-cycles>70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34" meta:word-count="249" meta:character-count="1674" meta:non-whitespace-character-count="1445"/>
  </office:meta>
</office:document-meta>
</file>